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314e6"/>
    </style:style>
    <style:style style:name="P2" style:family="paragraph" style:parent-style-name="Standard" style:master-page-name="Standard">
      <style:paragraph-properties fo:text-align="center" style:justify-single-word="false" style:page-number="auto"/>
    </style:style>
    <style:style style:name="P3" style:family="paragraph" style:parent-style-name="No_20_Spacing">
      <style:text-properties fo:color="#70ad47" fo:font-style="italic" style:text-underline-style="solid" style:text-underline-width="bold" style:text-underline-color="font-color" fo:font-weight="bold" style:font-style-asian="italic" style:font-weight-asian="bold"/>
    </style:style>
    <style:style style:name="P4" style:family="paragraph" style:parent-style-name="No_20_Spacing">
      <style:text-properties style:font-name="Calibri1" fo:font-size="12pt" fo:background-color="#ffffff" style:font-size-asian="12pt" style:font-name-complex="Arial1" style:font-size-complex="12pt"/>
    </style:style>
    <style:style style:name="P5" style:family="paragraph" style:parent-style-name="No_20_Spacing">
      <style:text-properties officeooo:rsid="00131d49" officeooo:paragraph-rsid="00131d49"/>
    </style:style>
    <style:style style:name="P6" style:family="paragraph" style:parent-style-name="No_20_Spacing">
      <style:text-properties fo:color="#000000" fo:font-size="12pt" fo:font-style="normal" style:text-underline-style="none" fo:font-weight="normal" officeooo:rsid="00131d49" officeooo:paragraph-rsid="00131d49" style:font-size-asian="10.5pt" style:font-style-asian="normal" style:font-weight-asian="normal" style:font-size-complex="12pt" style:font-style-complex="normal" style:font-weight-complex="normal"/>
    </style:style>
    <style:style style:name="T1" style:family="text">
      <style:text-properties fo:color="#70ad47" fo:font-style="italic" style:text-underline-style="solid" style:text-underline-width="bold" style:text-underline-color="font-color" fo:font-weight="bold" style:font-style-asian="italic" style:font-weight-asian="bold"/>
    </style:style>
    <style:style style:name="T2" style:family="text">
      <style:text-properties fo:color="#70ad47"/>
    </style:style>
    <style:style style:name="T3" style:family="text">
      <style:text-properties fo:color="#70ad47" style:font-name="Arial" fo:font-size="10.5pt" fo:background-color="#ffffff" loext:char-shading-value="0" style:font-size-asian="10.5pt" style:font-name-complex="Arial1" style:font-size-complex="10.5pt"/>
    </style:style>
    <style:style style:name="T4" style:family="text">
      <style:text-properties fo:color="#000000" style:font-name="Calibri1" fo:font-size="12pt" fo:background-color="#ffffff" loext:char-shading-value="0" style:font-size-asian="12pt" style:font-size-complex="12pt"/>
    </style:style>
    <style:style style:name="T5" style:family="text">
      <style:text-properties fo:color="#000000" style:font-name="Calibri1" fo:font-size="12pt" fo:background-color="#ffffff" loext:char-shading-value="0" style:font-size-asian="12pt" style:font-name-complex="Arial1" style:font-size-complex="12pt"/>
    </style:style>
    <style:style style:name="T6" style:family="text">
      <style:text-properties fo:color="#000000" fo:font-size="12pt" fo:font-style="normal" style:text-underline-style="none" fo:font-weight="normal" officeooo:rsid="001314e6" style:font-size-asian="10.5pt" style:font-style-asian="normal" style:font-weight-asian="normal" style:font-size-complex="12pt" style:font-style-complex="normal" style:font-weight-complex="normal"/>
    </style:style>
    <style:style style:name="T7" style:family="text">
      <style:text-properties fo:color="#000000" style:font-name="Arial" fo:font-size="12pt" fo:background-color="#ffffff" loext:char-shading-value="0" style:font-size-asian="12pt" style:font-name-complex="Arial1" style:font-size-complex="12pt"/>
    </style:style>
    <style:style style:name="T8" style:family="text">
      <style:text-properties fo:color="#000000" style:font-name="Arial" fo:font-size="12pt" officeooo:rsid="001314e6" fo:background-color="#ffffff" loext:char-shading-value="0" style:font-size-asian="12pt" style:font-name-complex="Arial1" style:font-size-complex="12pt"/>
    </style:style>
    <style:style style:name="T9" style:family="text">
      <style:text-properties style:font-name="Calibri1" fo:font-size="12pt" fo:background-color="#ffffff" loext:char-shading-value="0" style:font-size-asian="12pt" style:font-name-complex="Arial1" style:font-size-complex="12pt"/>
    </style:style>
    <style:style style:name="T10" style:family="text">
      <style:text-properties style:font-name="Calibri1" fo:font-size="12pt" officeooo:rsid="0011fe24" fo:background-color="#ffffff" loext:char-shading-value="0" style:font-size-asian="12pt" style:font-name-complex="Arial1" style:font-size-complex="12pt"/>
    </style:style>
    <style:style style:name="T11" style:family="text">
      <style:text-properties officeooo:rsid="001314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form C: Erörterung</text:p>
      <text:p text:style-name="No_20_Spacing">Thema: Geschichtliches Thema</text:p>
      <text:p text:style-name="No_20_Spacing"/>
      <text:p text:style-name="No_20_Spacing"><text:span text:style-name="T1">Einleitung</text:span><text:span text:style-name="T2">:</text:span></text:p>
      <text:p text:style-name="No_20_Spacing">Im Jahr 1946 wurde der Gruber-De-Gasperi-Abkommen unterzeichnet, welcher einerseits Teil des Italienischen Friedensvertrags wurde, andererseits auch neue Weichen in der politischen Entwicklung Südtirols stellte. <text:span text:style-name="T1">(Einleitende Frage)</text:span><text:span text:style-name="T2"> </text:span>Doch welche Ursachen führten zum Abschluss des Abkommens und wie beeinflusste es die Entwicklung der Autonomie in Südtirol?</text:p>
      <text:p text:style-name="No_20_Spacing"/>
      <text:p text:style-name="No_20_Spacing"><text:span text:style-name="T1">Hauptteil:</text:span></text:p>
      <text:p text:style-name="No_20_Spacing"><text:span text:style-name="T1">(These) </text:span>Das Gruber-De-Gasperi-Abkommen hat die Träume vieler Menschen, nach Österreich zurückzukehren zerstört. Sie wurden einfach von den Siegermächten des zweiten Weltkriegs gezwungen, bei Italien zu bleiben.</text:p>
      <text:p text:style-name="No_20_Spacing"><text:span text:style-name="T1">(Beweis</text:span>) Aus einer Befragung der damaligen Zeit gaben viele deutschsprachige Einwohner an, mit der Italianisierung nicht zufrieden zu sein, da sie sich in ihrer Kultur verletzt fühlten. Nach dem Abkommen wanderten immer noch viele Italiener nach Südtirol ein und somit verbreitete sich das Gefühl, dass das Abkommen nicht berücksichtigt wurde.</text:p>
      <text:p text:style-name="No_20_Spacing"><text:span text:style-name="T1">(Beispiel</text:span>) <text:span text:style-name="T11">Die Südtiroler fühlten sich verlassen und begannen anfangs kleinere Attentate auf italienische Institutionen und Polizeieinheiten. <text:s/></text:span></text:p>
      <text:p text:style-name="No_20_Spacing"/>
      <text:p text:style-name="No_20_Spacing"><text:span text:style-name="T1">(These) </text:span>Obwohl der Gruber-De-Gasperi Vertrag den Südtirolern <text:span text:style-name="T4">besondere Maßnahmen zur Erhaltung des Volkscharakters sowie der wirtschaftlichen und kulturellen Entwicklung zusagte, waren Südtiroler doch immer noch benachteiligt.</text:span></text:p>
      <text:p text:style-name="No_20_Spacing"><text:span text:style-name="T1">(Beweis) </text:span><text:span text:style-name="T5">Bei der Vergabe von öffentlichen Stellen wurden Italiener nach wie vor bevorzugt, so dass ein Großteil der Verwaltung in italienischsprachiger Hand blieb.</text:span></text:p>
      <text:p text:style-name="No_20_Spacing"><text:span text:style-name="T1">(Beispiel</text:span><text:span text:style-name="T3">) </text:span><text:span text:style-name="T9">Im Mai 1947 wurde in Feldthurns der alte </text:span><text:span text:style-name="T10">Feuerwehrhauptmann</text:span><text:span text:style-name="T9"> Alex Brunner durch den Italiener Giovanni Zorzi ersetzt, was damals zu sehr großer Aufregung in der Gemeinde führte. Der Hass auf die Italiener wurde geschürt. Dies ebnete den Weg zum ersten Autonomiestatut.</text:span></text:p>
      <text:p text:style-name="P4"/>
      <text:p text:style-name="P1"><text:span text:style-name="T1">(These) </text:span><text:span text:style-name="T6">Doch das erste Autonomiestatut gab der Region Trentino-Südtirol die Autonomie was den Südtirolern aber nicht die gewünschte Autonomie der deutschsprachigen bevölkerung gab. </text:span></text:p>
      <text:p text:style-name="P1"><text:span text:style-name="T1">(Beweis)</text:span><text:span text:style-name="T6"> Da die italienischsprachige Bevölkerungsgruppe der Region deutlich in der Mehrzahl war fühlten sich die Südtiroler immernoch von Italienern unterdrückt und verlangten immer lauter nach einer Autonomie für die Provinz Südtirol. </text:span></text:p>
      <text:p text:style-name="P1"><text:span text:style-name="T1">(Beispiel</text:span><text:span text:style-name="T3">)</text:span><text:span text:style-name="T7">1957 versammelten sich 35.000 Südtiroler auf Schloss Sigmundskron mit „Los von Rom“ und „Los von Trient“-Parolen. Zeitgleich startete auch der bewaffnete Widerstand gegen den italienischen Staat. </text:span><text:span text:style-name="T8">Dies leitete auch den Werdegang zu 2. Autonomiestatut ein.</text:span></text:p>
      <text:p text:style-name="P1"><text:span text:style-name="T8"/></text:p>
      <text:p text:style-name="P5"><text:span text:style-name="T1">Eigene Meinung:</text:span></text:p>
      <text:p text:style-name="P6">Das Gruber-De-Gasperi abkommen hat es Südtirol in einem ersten Schritt ermöglicht, zu der Autonomie zu kommen welche es heute besitzt. Es <text:soft-page-break/>hatte viele schwächen und Möglichkeiten umgangen und nicht eingehalten zu werden, setzte jedoch den Grundpfeiler um auch mit jenem als Präzedenzfall eine starke Autonomie aufzubauen. Es hat die Geschichte Südtirols auf jeden fall positiv beeinflusst. </text:p>
      <text:p text:style-name="P3"/>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DE"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Name Nachname<text:tab/>Klasse<text:tab/>Datu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tner, Tobias</meta:initial-creator>
    <meta:editing-cycles>39</meta:editing-cycles>
    <meta:creation-date>2016-09-22T09:36:00</meta:creation-date>
    <dc:date>2016-10-03T16:59:45.394454918</dc:date>
    <meta:editing-duration>PT5M58S</meta:editing-duration>
    <meta:generator>LibreOffice/5.1.4.2$Linux_X86_64 LibreOffice_project/10m0$Build-2</meta:generator>
    <meta:document-statistic meta:table-count="0" meta:image-count="0" meta:object-count="0" meta:page-count="2" meta:paragraph-count="17" meta:word-count="386" meta:character-count="2900" meta:non-whitespace-character-count="2526"/>
    <meta:user-defined meta:name="AppVersion">15.0000</meta:user-defined>
    <meta:user-defined meta:name="Company">Autonome Provinz Boz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